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3.9535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3.5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2992in"/>
    </style:style>
    <style:style style:name="co11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diagonal-bl-tr="none" style:diagonal-tl-br="none" fo:background-color="transparent" fo:border="none"/>
    </style:style>
    <style:style style:name="ce3" style:family="table-cell" style:parent-style-name="Normal_5f_MFSCOST8.17" style:data-style-name="N13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5" style:family="table-cell" style:parent-style-name="Default" style:data-style-name="N134">
      <style:table-cell-properties style:diagonal-bl-tr="none" style:diagonal-tl-br="none" fo:border="none"/>
    </style:style>
    <style:style style:name="ce6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7" style:family="table-cell" style:parent-style-name="Default" style:data-style-name="N135">
      <style:table-cell-properties style:diagonal-bl-tr="none" style:diagonal-tl-br="none" fo:background-color="transparent" fo:border="none"/>
    </style:style>
    <style:style style:name="ce8" style:family="table-cell" style:parent-style-name="Default" style:data-style-name="N135">
      <style:table-cell-properties style:diagonal-bl-tr="none" style:diagonal-tl-br="none" fo:border="none"/>
    </style:style>
    <style:style style:name="ce9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0" style:family="table-cell" style:parent-style-name="Default" style:data-style-name="N136">
      <style:table-cell-properties style:diagonal-bl-tr="none" style:diagonal-tl-br="none" fo:background-color="transparent" fo:border="none"/>
    </style:style>
    <style:style style:name="ce11" style:family="table-cell" style:parent-style-name="Default" style:data-style-name="N136">
      <style:table-cell-properties style:diagonal-bl-tr="none" style:diagonal-tl-br="none" fo:border="none"/>
    </style:style>
    <style:style style:name="ce1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har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Chart1.K38" table:end-x="0.2776in" table:end-y="0.1185in" draw:z-index="0" draw:name=" 0" draw:style-name="gr1" svg:width="8.7764in" svg:height="6.461in" svg:x="0.3913in" svg:y="0.0287in">
              <draw:object draw:notify-on-update-of-ranges="Sheet1.K2:Sheet1.K2 Sheet1.K3:Sheet1.K10 Sheet1.A3:Sheet1.A10 Sheet1.L2:Sheet1.L2 Sheet1.L3:Sheet1.L10 Sheet1.A3:Sheet1.A10 Sheet1.M2:Sheet1.M2 Sheet1.M3:Sheet1.M10 Sheet1.A3:Sheet1.A10 Sheet1.N2:Sheet1.N2 Sheet1.N3:Sheet1.N10 Sheet1.A3:Sheet1.A10 Sheet1.O2:Sheet1.O2 Sheet1.O3:Sheet1.O10 Sheet1.A3:Sheet1.A10 Sheet1.P2:Sheet1.P2 Sheet1.P3:Sheet1.P10 Sheet1.A3:Sheet1.A10 Sheet1.B2:Sheet1.B2 Sheet1.B3:Sheet1.B10 Sheet1.A3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/>
        </table:table-row>
        <table:table-row table:style-name="ro2">
          <table:table-cell/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7" table:default-cell-style-name="ce1"/>
        <table:table-column table:style-name="co8" table:number-columns-repeated="240" table:default-cell-style-name="ce1"/>
        <table:table-column table:style-name="co8" table:number-columns-repeated="767" table:default-cell-style-name="Default"/>
        <table:table-row table:style-name="ro3">
          <table:table-cell table:number-columns-repeated="4"/>
          <table:table-cell table:style-name="ce13" office:value-type="string" table:number-columns-spanned="6" table:number-rows-spanned="1">
            <text:p>[g/gHM]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6" table:number-rows-spanned="1">
            <text:p>[gHM/GWh]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08"/>
        </table:table-row>
        <table:table-row table:style-name="ro3">
          <table:table-cell office:value-type="string">
            <text:p>LWR_Bud</text:p>
          </table:table-cell>
          <table:table-cell table:style-name="ce3" office:value-type="string">
            <text:p>Total electricity</text:p>
          </table:table-cell>
          <table:table-cell table:style-name="ce3" office:value-type="string">
            <text:p>HLW Ratio [gHM/GWh]</text:p>
          </table:table-cell>
          <table:table-cell table:style-name="ce3" office:value-type="string">
            <text:p>Supporting Ratio (# of LWR core/# of FR core)</text:p>
          </table:table-cell>
          <table:table-cell office:value-type="string">
            <text:p>Am241</text:p>
          </table:table-cell>
          <table:table-cell office:value-type="string">
            <text:p>Pu238</text:p>
          </table:table-cell>
          <table:table-cell office:value-type="string">
            <text:p>Pu239</text:p>
          </table:table-cell>
          <table:table-cell office:value-type="string">
            <text:p>Pu240</text:p>
          </table:table-cell>
          <table:table-cell office:value-type="string">
            <text:p>Pu241</text:p>
          </table:table-cell>
          <table:table-cell office:value-type="string">
            <text:p>Pu242</text:p>
          </table:table-cell>
          <table:table-cell office:value-type="string">
            <text:p>Am241</text:p>
          </table:table-cell>
          <table:table-cell office:value-type="string">
            <text:p>Pu238</text:p>
          </table:table-cell>
          <table:table-cell office:value-type="string">
            <text:p>Pu239</text:p>
          </table:table-cell>
          <table:table-cell office:value-type="string">
            <text:p>Pu240</text:p>
          </table:table-cell>
          <table:table-cell office:value-type="string">
            <text:p>Pu241</text:p>
          </table:table-cell>
          <table:table-cell office:value-type="string">
            <text:p>Pu242</text:p>
          </table:table-cell>
          <table:table-cell table:number-columns-repeated="1008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726812202.15457">
            <text:p>9.727E+09</text:p>
          </table:table-cell>
          <table:table-cell table:style-name="ce7" office:value-type="float" office:value="229.577741931038">
            <text:p>229.6</text:p>
          </table:table-cell>
          <table:table-cell table:style-name="ce10" office:value-type="float" office:value="0.706055231541846">
            <text:p>0.7061</text:p>
          </table:table-cell>
          <table:table-cell office:value-type="float" office:value="0.00002969694">
            <text:p>0</text:p>
          </table:table-cell>
          <table:table-cell office:value-type="float" office:value="0.00000997569">
            <text:p>0</text:p>
          </table:table-cell>
          <table:table-cell office:value-type="float" office:value="0.000197029">
            <text:p>0</text:p>
          </table:table-cell>
          <table:table-cell office:value-type="float" office:value="0.0001377721">
            <text:p>0</text:p>
          </table:table-cell>
          <table:table-cell office:value-type="float" office:value="0.000001994401">
            <text:p>0</text:p>
          </table:table-cell>
          <table:table-cell office:value-type="float" office:value="0.00001667436">
            <text:p>0</text:p>
          </table:table-cell>
          <table:table-cell table:formula="of:=[.E3]*[.$C3]" office:value-type="float" office:value="0.00681775642746151">
            <text:p>0.01</text:p>
          </table:table-cell>
          <table:table-cell table:formula="of:=[.F3]*[.$C3]" office:value-type="float" office:value="0.00229019638440403">
            <text:p>0</text:p>
          </table:table-cell>
          <table:table-cell table:formula="of:=[.G3]*[.$C3]" office:value-type="float" office:value="0.0452334729149304">
            <text:p>0.05</text:p>
          </table:table-cell>
          <table:table-cell table:formula="of:=[.H3]*[.$C3]" office:value-type="float" office:value="0.0316294076190971">
            <text:p>0.03</text:p>
          </table:table-cell>
          <table:table-cell table:formula="of:=[.I3]*[.$C3]" office:value-type="float" office:value="0.000457870078085004">
            <text:p>0</text:p>
          </table:table-cell>
          <table:table-cell table:formula="of:=[.J3]*[.$C3]" office:value-type="float" office:value="0.00382806191694522">
            <text:p>0</text:p>
          </table:table-cell>
          <table:table-cell table:number-columns-repeated="1008"/>
        </table:table-row>
        <table:table-row table:style-name="ro3">
          <table:table-cell office:value-type="float" office:value="35">
            <text:p>35</text:p>
          </table:table-cell>
          <table:table-cell table:style-name="ce5" office:value-type="float" office:value="8854410438.71813">
            <text:p>8.854E+09</text:p>
          </table:table-cell>
          <table:table-cell table:style-name="ce8" office:value-type="float" office:value="227.373999892437">
            <text:p>227.4</text:p>
          </table:table-cell>
          <table:table-cell table:style-name="ce11" office:value-type="float" office:value="0.652919208825917">
            <text:p>0.6529</text:p>
          </table:table-cell>
          <table:table-cell office:value-type="float" office:value="0.00003334587">
            <text:p>0</text:p>
          </table:table-cell>
          <table:table-cell office:value-type="float" office:value="0.00001171589">
            <text:p>0</text:p>
          </table:table-cell>
          <table:table-cell office:value-type="float" office:value="0.0002033862">
            <text:p>0</text:p>
          </table:table-cell>
          <table:table-cell office:value-type="float" office:value="0.0001488053">
            <text:p>0</text:p>
          </table:table-cell>
          <table:table-cell office:value-type="float" office:value="0.000002242312">
            <text:p>0</text:p>
          </table:table-cell>
          <table:table-cell office:value-type="float" office:value="0.00001972912">
            <text:p>0</text:p>
          </table:table-cell>
          <table:table-cell table:formula="of:=[.E4]*[.$C4]" office:value-type="float" office:value="0.00758198384179322">
            <text:p>0.01</text:p>
          </table:table-cell>
          <table:table-cell table:formula="of:=[.F4]*[.$C4]" office:value-type="float" office:value="0.0026638887715998">
            <text:p>0</text:p>
          </table:table-cell>
          <table:table-cell table:formula="of:=[.G4]*[.$C4]" office:value-type="float" office:value="0.0462447338169232">
            <text:p>0.05</text:p>
          </table:table-cell>
          <table:table-cell table:formula="of:=[.H4]*[.$C4]" office:value-type="float" office:value="0.0338344562661941">
            <text:p>0.03</text:p>
          </table:table-cell>
          <table:table-cell table:formula="of:=[.I4]*[.$C4]" office:value-type="float" office:value="0.00050984344844681">
            <text:p>0</text:p>
          </table:table-cell>
          <table:table-cell table:formula="of:=[.J4]*[.$C4]" office:value-type="float" office:value="0.00448588892875788">
            <text:p>0</text:p>
          </table:table-cell>
          <table:table-cell table:number-columns-repeated="1008"/>
        </table:table-row>
        <table:table-row table:style-name="ro3">
          <table:table-cell office:value-type="float" office:value="40">
            <text:p>40</text:p>
          </table:table-cell>
          <table:table-cell table:style-name="ce5" office:value-type="float" office:value="8243554021.03017">
            <text:p>8.244E+09</text:p>
          </table:table-cell>
          <table:table-cell table:style-name="ce8" office:value-type="float" office:value="225.404206909605">
            <text:p>225.4</text:p>
          </table:table-cell>
          <table:table-cell table:style-name="ce11" office:value-type="float" office:value="0.609430097582614">
            <text:p>0.6094</text:p>
          </table:table-cell>
          <table:table-cell office:value-type="float" office:value="0.00003629459">
            <text:p>0</text:p>
          </table:table-cell>
          <table:table-cell office:value-type="float" office:value="0.00001339847">
            <text:p>0</text:p>
          </table:table-cell>
          <table:table-cell office:value-type="float" office:value="0.0002082687">
            <text:p>0</text:p>
          </table:table-cell>
          <table:table-cell office:value-type="float" office:value="0.0001573072">
            <text:p>0</text:p>
          </table:table-cell>
          <table:table-cell office:value-type="float" office:value="0.000002442971">
            <text:p>0</text:p>
          </table:table-cell>
          <table:table-cell office:value-type="float" office:value="0.00002250083">
            <text:p>0</text:p>
          </table:table-cell>
          <table:table-cell table:formula="of:=[.E5]*[.$C5]" office:value-type="float" office:value="0.00818095327405928">
            <text:p>0.01</text:p>
          </table:table-cell>
          <table:table-cell table:formula="of:=[.F5]*[.$C5]" office:value-type="float" office:value="0.00302007150415213">
            <text:p>0</text:p>
          </table:table-cell>
          <table:table-cell table:formula="of:=[.G5]*[.$C5]" office:value-type="float" office:value="0.0469446411475944">
            <text:p>0.05</text:p>
          </table:table-cell>
          <table:table-cell table:formula="of:=[.H5]*[.$C5]" office:value-type="float" office:value="0.0354577046571706">
            <text:p>0.04</text:p>
          </table:table-cell>
          <table:table-cell table:formula="of:=[.I5]*[.$C5]" office:value-type="float" office:value="0.000550655940758164">
            <text:p>0</text:p>
          </table:table-cell>
          <table:table-cell table:formula="of:=[.J5]*[.$C5]" office:value-type="float" office:value="0.00507178174095784">
            <text:p>0.01</text:p>
          </table:table-cell>
          <table:table-cell table:number-columns-repeated="1008"/>
        </table:table-row>
        <table:table-row table:style-name="ro3">
          <table:table-cell office:value-type="float" office:value="45">
            <text:p>45</text:p>
          </table:table-cell>
          <table:table-cell table:style-name="ce5" office:value-type="float" office:value="7769081703.14175">
            <text:p>7.769E+09</text:p>
          </table:table-cell>
          <table:table-cell table:style-name="ce8" office:value-type="float" office:value="223.948000017158">
            <text:p>223.9</text:p>
          </table:table-cell>
          <table:table-cell table:style-name="ce11" office:value-type="float" office:value="0.575224707600745">
            <text:p>0.5752</text:p>
          </table:table-cell>
          <table:table-cell office:value-type="float" office:value="0.0000387583">
            <text:p>0</text:p>
          </table:table-cell>
          <table:table-cell office:value-type="float" office:value="0.00001503417">
            <text:p>0</text:p>
          </table:table-cell>
          <table:table-cell office:value-type="float" office:value="0.0002117451">
            <text:p>0</text:p>
          </table:table-cell>
          <table:table-cell office:value-type="float" office:value="0.0001640259">
            <text:p>0</text:p>
          </table:table-cell>
          <table:table-cell office:value-type="float" office:value="0.000002611818">
            <text:p>0</text:p>
          </table:table-cell>
          <table:table-cell office:value-type="float" office:value="0.00002511163">
            <text:p>0</text:p>
          </table:table-cell>
          <table:table-cell table:formula="of:=[.E6]*[.$C6]" office:value-type="float" office:value="0.00867984376906502">
            <text:p>0.01</text:p>
          </table:table-cell>
          <table:table-cell table:formula="of:=[.F6]*[.$C6]" office:value-type="float" office:value="0.00336687230341796">
            <text:p>0</text:p>
          </table:table-cell>
          <table:table-cell table:formula="of:=[.G6]*[.$C6]" office:value-type="float" office:value="0.0474198916584331">
            <text:p>0.05</text:p>
          </table:table-cell>
          <table:table-cell table:formula="of:=[.H6]*[.$C6]" office:value-type="float" office:value="0.0367332722560144">
            <text:p>0.04</text:p>
          </table:table-cell>
          <table:table-cell table:formula="of:=[.I6]*[.$C6]" office:value-type="float" office:value="0.000584911417508814">
            <text:p>0</text:p>
          </table:table-cell>
          <table:table-cell table:formula="of:=[.J6]*[.$C6]" office:value-type="float" office:value="0.00562369931567087">
            <text:p>0.01</text:p>
          </table:table-cell>
          <table:table-cell table:number-columns-repeated="1008"/>
        </table:table-row>
        <table:table-row table:style-name="ro3">
          <table:table-cell office:value-type="float" office:value="50">
            <text:p>50</text:p>
          </table:table-cell>
          <table:table-cell table:style-name="ce6" office:value-type="float" office:value="7366579586.98408">
            <text:p>7.367E+09</text:p>
          </table:table-cell>
          <table:table-cell table:style-name="ce9" office:value-type="float" office:value="221.870338067244">
            <text:p>221.9</text:p>
          </table:table-cell>
          <table:table-cell table:style-name="ce12" office:value-type="float" office:value="0.539909491406986">
            <text:p>0.5399</text:p>
          </table:table-cell>
          <table:table-cell office:value-type="float" office:value="0.00004112777">
            <text:p>0</text:p>
          </table:table-cell>
          <table:table-cell office:value-type="float" office:value="0.00001681663">
            <text:p>0</text:p>
          </table:table-cell>
          <table:table-cell office:value-type="float" office:value="0.0002162001">
            <text:p>0</text:p>
          </table:table-cell>
          <table:table-cell office:value-type="float" office:value="0.0001707395">
            <text:p>0</text:p>
          </table:table-cell>
          <table:table-cell office:value-type="float" office:value="0.000002771032">
            <text:p>0</text:p>
          </table:table-cell>
          <table:table-cell office:value-type="float" office:value="0.0000277611">
            <text:p>0</text:p>
          </table:table-cell>
          <table:table-cell table:formula="of:=[.E7]*[.$C7]" office:value-type="float" office:value="0.00912503223385187">
            <text:p>0.01</text:p>
          </table:table-cell>
          <table:table-cell table:formula="of:=[.F7]*[.$C7]" office:value-type="float" office:value="0.00373111138325176">
            <text:p>0</text:p>
          </table:table-cell>
          <table:table-cell table:formula="of:=[.G7]*[.$C7]" office:value-type="float" office:value="0.047968389277172">
            <text:p>0.05</text:p>
          </table:table-cell>
          <table:table-cell table:formula="of:=[.H7]*[.$C7]" office:value-type="float" office:value="0.0378820305864323">
            <text:p>0.04</text:p>
          </table:table-cell>
          <table:table-cell table:formula="of:=[.I7]*[.$C7]" office:value-type="float" office:value="0.000614809806635152">
            <text:p>0</text:p>
          </table:table-cell>
          <table:table-cell table:formula="of:=[.J7]*[.$C7]" office:value-type="float" office:value="0.00615936464211858">
            <text:p>0.01</text:p>
          </table:table-cell>
          <table:table-cell table:number-columns-repeated="1008"/>
        </table:table-row>
        <table:table-row table:style-name="ro3">
          <table:table-cell office:value-type="float" office:value="55">
            <text:p>55</text:p>
          </table:table-cell>
          <table:table-cell table:style-name="ce6" office:value-type="float" office:value="7109906546.79697">
            <text:p>7.110E+09</text:p>
          </table:table-cell>
          <table:table-cell table:style-name="ce9" office:value-type="float" office:value="221.555463813023">
            <text:p>221.6</text:p>
          </table:table-cell>
          <table:table-cell table:style-name="ce12" office:value-type="float" office:value="0.524113473517205">
            <text:p>0.5241</text:p>
          </table:table-cell>
          <table:table-cell office:value-type="float" office:value="0.00004238165">
            <text:p>0</text:p>
          </table:table-cell>
          <table:table-cell office:value-type="float" office:value="0.00001827702">
            <text:p>0</text:p>
          </table:table-cell>
          <table:table-cell office:value-type="float" office:value="0.0002175594">
            <text:p>0</text:p>
          </table:table-cell>
          <table:table-cell office:value-type="float" office:value="0.0001737862">
            <text:p>0</text:p>
          </table:table-cell>
          <table:table-cell office:value-type="float" office:value="0.000002856523">
            <text:p>0</text:p>
          </table:table-cell>
          <table:table-cell office:value-type="float" office:value="0.0000292834">
            <text:p>0</text:p>
          </table:table-cell>
          <table:table-cell table:formula="of:=[.E8]*[.$C8]" office:value-type="float" office:value="0.0093898861229112">
            <text:p>0.01</text:p>
          </table:table-cell>
          <table:table-cell table:formula="of:=[.F8]*[.$C8]" office:value-type="float" office:value="0.00404937364321989">
            <text:p>0</text:p>
          </table:table-cell>
          <table:table-cell table:formula="of:=[.G8]*[.$C8]" office:value-type="float" office:value="0.0482014737738829">
            <text:p>0.05</text:p>
          </table:table-cell>
          <table:table-cell table:formula="of:=[.H8]*[.$C8]" office:value-type="float" office:value="0.0385032821453027">
            <text:p>0.04</text:p>
          </table:table-cell>
          <table:table-cell table:formula="of:=[.I8]*[.$C8]" office:value-type="float" office:value="0.000632878278157567">
            <text:p>0</text:p>
          </table:table-cell>
          <table:table-cell table:formula="of:=[.J8]*[.$C8]" office:value-type="float" office:value="0.00648789726902227">
            <text:p>0.01</text:p>
          </table:table-cell>
          <table:table-cell table:number-columns-repeated="1008"/>
        </table:table-row>
        <table:table-row table:style-name="ro3">
          <table:table-cell office:value-type="float" office:value="60">
            <text:p>60</text:p>
          </table:table-cell>
          <table:table-cell table:style-name="ce6" office:value-type="float" office:value="6797127767.30129">
            <text:p>6.797E+09</text:p>
          </table:table-cell>
          <table:table-cell table:style-name="ce9" office:value-type="float" office:value="221.276733462351">
            <text:p>221.3</text:p>
          </table:table-cell>
          <table:table-cell table:style-name="ce12" office:value-type="float" office:value="0.507300189716446">
            <text:p>0.5073</text:p>
          </table:table-cell>
          <table:table-cell office:value-type="float" office:value="0.00004417567">
            <text:p>0</text:p>
          </table:table-cell>
          <table:table-cell office:value-type="float" office:value="0.00002005938">
            <text:p>0</text:p>
          </table:table-cell>
          <table:table-cell office:value-type="float" office:value="0.0002190171">
            <text:p>0</text:p>
          </table:table-cell>
          <table:table-cell office:value-type="float" office:value="0.0001779649">
            <text:p>0</text:p>
          </table:table-cell>
          <table:table-cell office:value-type="float" office:value="0.000002979863">
            <text:p>0</text:p>
          </table:table-cell>
          <table:table-cell office:value-type="float" office:value="0.00003151618">
            <text:p>0</text:p>
          </table:table-cell>
          <table:table-cell table:formula="of:=[.E9]*[.$C9]" office:value-type="float" office:value="0.00977504795611076">
            <text:p>0.01</text:p>
          </table:table-cell>
          <table:table-cell table:formula="of:=[.F9]*[.$C9]" office:value-type="float" office:value="0.00443867408168001">
            <text:p>0</text:p>
          </table:table-cell>
          <table:table-cell table:formula="of:=[.G9]*[.$C9]" office:value-type="float" office:value="0.048463388460397">
            <text:p>0.05</text:p>
          </table:table-cell>
          <table:table-cell table:formula="of:=[.H9]*[.$C9]" office:value-type="float" office:value="0.0393794917429539">
            <text:p>0.04</text:p>
          </table:table-cell>
          <table:table-cell table:formula="of:=[.I9]*[.$C9]" office:value-type="float" office:value="0.000659374350805321">
            <text:p>0</text:p>
          </table:table-cell>
          <table:table-cell table:formula="of:=[.J9]*[.$C9]" office:value-type="float" office:value="0.00697379736161147">
            <text:p>0.01</text:p>
          </table:table-cell>
          <table:table-cell table:number-columns-repeated="1008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6" office:value-type="float" office:value="6580271156.37039">
            <text:p>6.580E+09</text:p>
          </table:table-cell>
          <table:table-cell table:style-name="ce9" office:value-type="float" office:value="220.682351269292">
            <text:p>220.7</text:p>
          </table:table-cell>
          <table:table-cell table:style-name="ce12" office:value-type="float" office:value="0.490959194210084">
            <text:p>0.4910</text:p>
          </table:table-cell>
          <table:table-cell office:value-type="float" office:value="0.00004538003">
            <text:p>0</text:p>
          </table:table-cell>
          <table:table-cell office:value-type="float" office:value="0.00002166885">
            <text:p>0</text:p>
          </table:table-cell>
          <table:table-cell office:value-type="float" office:value="0.0002207044">
            <text:p>0</text:p>
          </table:table-cell>
          <table:table-cell office:value-type="float" office:value="0.0001810322">
            <text:p>0</text:p>
          </table:table-cell>
          <table:table-cell office:value-type="float" office:value="0.000003061049">
            <text:p>0</text:p>
          </table:table-cell>
          <table:table-cell office:value-type="float" office:value="0.00003323252">
            <text:p>0</text:p>
          </table:table-cell>
          <table:table-cell table:formula="of:=[.E10]*[.$C10]" office:value-type="float" office:value="0.010014571721071">
            <text:p>0.01</text:p>
          </table:table-cell>
          <table:table-cell table:formula="of:=[.F10]*[.$C10]" office:value-type="float" office:value="0.00478193276730159">
            <text:p>0</text:p>
          </table:table-cell>
          <table:table-cell table:formula="of:=[.G10]*[.$C10]" office:value-type="float" office:value="0.0487055659274783">
            <text:p>0.05</text:p>
          </table:table-cell>
          <table:table-cell table:formula="of:=[.H10]*[.$C10]" office:value-type="float" office:value="0.0399506115514527">
            <text:p>0.04</text:p>
          </table:table-cell>
          <table:table-cell table:formula="of:=[.I10]*[.$C10]" office:value-type="float" office:value="0.000675519490670514">
            <text:p>0</text:p>
          </table:table-cell>
          <table:table-cell table:formula="of:=[.J10]*[.$C10]" office:value-type="float" office:value="0.00733383065220376">
            <text:p>0.01</text:p>
          </table:table-cell>
          <table:table-cell table:number-columns-repeated="100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3" table:print="false">
        <office:forms form:automatic-focus="false" form:apply-design-mode="false"/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4" table:print="false">
        <office:forms form:automatic-focus="false" form:apply-design-mode="false"/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/>
      <number:text> </number:text>
    </number:number-style>
    <number:number-style style:name="N132">
      <style:text-properties fo:color="#ff0000"/>
      <number:text>(</number:text>
      <number:number number:decimal-places="2" number:min-integer-digits="1"/>
      <number:text>)</number:text>
      <style:map style:condition="value()&gt;=0" style:apply-style-name="N132P0"/>
    </number:number-style>
    <number:number-style style:name="N133">
      <number:number number:decimal-places="1" number:min-integer-digits="1"/>
      <number:text> </number:text>
    </number:number-style>
    <number:number-style style:name="N134">
      <number:scientific-number number:decimal-places="3" number:min-integer-digits="1" number:min-exponent-digits="2"/>
    </number:number-style>
    <number:number-style style:name="N135">
      <number:number number:decimal-places="1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scientific-number number:decimal-places="1" number:min-integer-digits="1" number:min-exponent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MFSCOST8.17" style:display-name="Normal_MFSCOST8.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05/11/2010</text:date>, <text:time>09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n</meta:initial-creator>
    <meta:creation-date>2009-10-27T08:38:53</meta:creation-date>
    <dc:date>2010-05-11T09:35:42</dc:date>
    <meta:editing-duration>PT00H17M15S</meta:editing-duration>
    <meta:editing-cycles>3</meta:editing-cycles>
    <meta:generator>OpenOffice.org/3.1$Unix OpenOffice.org_project/310m19$Build-9420</meta:generator>
    <meta:document-statistic meta:table-count="4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38">
      <number:scientific-number number:decimal-places="1" number:min-integer-digits="1" number:min-exponent-digits="2"/>
    </number:number-style>
    <style:style style:name="ch1" style:family="chart">
      <style:graphic-properties draw:stroke="none" svg:stroke-width="0.035cm" svg:stroke-color="#000000" svg:stroke-opacity="100%" draw:stroke-linejoin="none" draw:fill="none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bold" style:font-size-asian="9.75pt" style:font-style-asian="normal" style:font-weight-asian="bold" style:font-family-complex="'Times New Roman'" style:font-size-complex="9.75pt" style:font-style-complex="normal" style:font-weight-complex="bold"/>
    </style:style>
    <style:style style:name="ch3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Times New Roman'" fo:font-size="10.5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4" style:family="chart">
      <style:chart-properties chart:interpolation="cubic-spline" chart:symbol-type="automatic" chart:include-hidden-cell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5" chart:origin="0.0001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7" style:family="chart" style:data-style-name="N138">
      <style:chart-properties chart:display-label="true" chart:tick-marks-major-inner="false" chart:tick-marks-major-outer="true" chart:tick-marks-minor-inner="false" chart:tick-marks-minor-outer="false" chart:logarithmic="true" chart:origin="0.0001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8" style:family="chart">
      <style:chart-properties chart:auto-position="true" style:rotation-angle="9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9" style:family="chart">
      <style:graphic-properties draw:stroke="solid" svg:stroke-width="0cm" svg:stroke-opacity="100%"/>
    </style:style>
    <style:style style:name="ch10" style:family="chart" style:data-style-name="N138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link-data-style-to-source="false" chart:visible="true" chart:axis-position="end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11" style:family="chart">
      <style:chart-properties chart:symbol-type="named-symbol" chart:symbol-name="diamond" chart:symbol-width="0.211cm" chart:symbol-height="0.211cm"/>
      <style:graphic-properties draw:stroke="solid" svg:stroke-width="0.03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76cm" chart:symbol-height="0.176cm"/>
      <style:graphic-properties draw:stroke="dash" draw:stroke-dash="Excel_20_line_20_dash_20_1" svg:stroke-width="0.035cm" svg:stroke-color="#006b6b" svg:stroke-opacity="100%" draw:fill-color="#006b6b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176cm" chart:symbol-height="0.176cm"/>
      <style:graphic-properties draw:stroke="dash" draw:stroke-dash="Excel_20_line_20_dash_20_2" svg:stroke-width="0.03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176cm" chart:symbol-height="0.176cm"/>
      <style:graphic-properties draw:stroke="dash" draw:stroke-dash="Excel_20_line_20_dash_20_3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176cm" chart:symbol-height="0.176cm"/>
      <style:graphic-properties draw:stroke="solid" svg:stroke-width="0.03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176cm" chart:symbol-height="0.176cm"/>
      <style:graphic-properties draw:stroke="dash" draw:stroke-dash="Excel_20_line_20_dash_20_4" svg:stroke-width="0.035cm" svg:stroke-color="#b3b300" svg:stroke-opacity="100%" draw:fill-color="#b3b3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46cm" chart:symbol-height="0.246cm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none" draw:fill-color="#000000" draw:opacity="100%"/>
    </style:style>
    <style:style style:name="ch19" style:family="chart">
      <style:graphic-properties draw:fill-color="#d9d9d9"/>
    </style:style>
  </office:automatic-styles>
  <office:body>
    <office:chart>
      <chart:chart svg:width="22.293cm" svg:height="16.412cm" chart:class="chart:scatter" chart:column-mapping="2 3 4 5 6 7 1" chart:style-name="ch1">
        <chart:title svg:x="6.022cm" svg:y="0.329cm" chart:style-name="ch2">
          <text:p>Waste Generation Rate vs Total Electricity</text:p>
        </chart:title>
        <chart:legend chart:legend-position="start" svg:x="15.523cm" svg:y="1.493cm" chart:style-name="ch3"/>
        <chart:plot-area chart:style-name="ch4" table:cell-range-address="Sheet1.A2:Sheet1.B10 Sheet1.K2:Sheet1.P10" chart:data-source-has-labels="row" svg:x="0.677cm" svg:y="1.064cm" svg:width="21.133cm" svg:height="14.576cm">
          <chart:axis chart:dimension="x" chart:name="primary-x" chart:style-name="ch5">
            <chart:title svg:x="7.205cm" svg:y="15.137cm" chart:style-name="ch6">
              <text:p>LWR Burnup Level (GWD/MTHM)</text:p>
            </chart:title>
          </chart:axis>
          <chart:axis chart:dimension="y" chart:name="primary-y" chart:style-name="ch7">
            <chart:title svg:x="0.433cm" svg:y="11.834cm" chart:style-name="ch8">
              <text:p>Waste generation rate (gHM/GWh)</text:p>
            </chart:title>
            <chart:grid chart:style-name="ch9" chart:class="major"/>
          </chart:axis>
          <chart:axis chart:dimension="y" chart:name="secondary-y" chart:style-name="ch10">
            <chart:title svg:x="21.424cm" svg:y="10.555cm" chart:style-name="ch8">
              <text:p>Total electricity (GWh)</text:p>
            </chart:title>
          </chart:axis>
          <chart:series chart:attached-axis="primary-y" chart:style-name="ch11" chart:values-cell-range-address="Sheet1.K3:Sheet1.K10" chart:label-cell-address="Sheet1.K2:Sheet1.K2" chart:class="chart:scatter">
            <chart:domain table:cell-range-address="Sheet1.A3:Sheet1.A10"/>
            <chart:data-point chart:repeated="8"/>
          </chart:series>
          <chart:series chart:attached-axis="primary-y" chart:style-name="ch12" chart:values-cell-range-address="Sheet1.L3:Sheet1.L10" chart:label-cell-address="Sheet1.L2:Sheet1.L2" chart:class="chart:scatter">
            <chart:data-point chart:repeated="8"/>
          </chart:series>
          <chart:series chart:attached-axis="primary-y" chart:style-name="ch13" chart:values-cell-range-address="Sheet1.M3:Sheet1.M10" chart:label-cell-address="Sheet1.M2:Sheet1.M2" chart:class="chart:scatter">
            <chart:data-point chart:repeated="8"/>
          </chart:series>
          <chart:series chart:attached-axis="primary-y" chart:style-name="ch14" chart:values-cell-range-address="Sheet1.N3:Sheet1.N10" chart:label-cell-address="Sheet1.N2:Sheet1.N2" chart:class="chart:scatter">
            <chart:data-point chart:repeated="8"/>
          </chart:series>
          <chart:series chart:attached-axis="primary-y" chart:style-name="ch15" chart:values-cell-range-address="Sheet1.O3:Sheet1.O10" chart:label-cell-address="Sheet1.O2:Sheet1.O2" chart:class="chart:scatter">
            <chart:data-point chart:repeated="8"/>
          </chart:series>
          <chart:series chart:attached-axis="primary-y" chart:style-name="ch16" chart:values-cell-range-address="Sheet1.P3:Sheet1.P10" chart:label-cell-address="Sheet1.P2:Sheet1.P2" chart:class="chart:scatter">
            <chart:data-point chart:repeated="8"/>
          </chart:series>
          <chart:series chart:attached-axis="secondary-y" chart:style-name="ch17" chart:values-cell-range-address="Sheet1.B3:Sheet1.B10" chart:label-cell-address="Sheet1.B2:Sheet1.B2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2:Sheet1.K2">Am241</text:p>
              </table:table-cell>
              <table:table-cell office:value-type="string">
                <text:p text:id="Sheet1.L2:Sheet1.L2">Pu238</text:p>
              </table:table-cell>
              <table:table-cell office:value-type="string">
                <text:p text:id="Sheet1.M2:Sheet1.M2">Pu239</text:p>
              </table:table-cell>
              <table:table-cell office:value-type="string">
                <text:p text:id="Sheet1.N2:Sheet1.N2">Pu240</text:p>
              </table:table-cell>
              <table:table-cell office:value-type="string">
                <text:p text:id="Sheet1.O2:Sheet1.O2">Pu241</text:p>
              </table:table-cell>
              <table:table-cell office:value-type="string">
                <text:p text:id="Sheet1.P2:Sheet1.P2">Pu242</text:p>
              </table:table-cell>
              <table:table-cell office:value-type="string">
                <text:p text:id="Sheet1.B2:Sheet1.B2">Total electr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 text:id="Sheet1.A3:Sheet1.A10">30</text:p>
              </table:table-cell>
              <table:table-cell office:value-type="float" office:value="0.00681775642746151">
                <text:p text:id="Sheet1.K3:Sheet1.K10">0.00681775642746151</text:p>
              </table:table-cell>
              <table:table-cell office:value-type="float" office:value="0.00229019638440403">
                <text:p text:id="Sheet1.L3:Sheet1.L10">0.00229019638440403</text:p>
              </table:table-cell>
              <table:table-cell office:value-type="float" office:value="0.0452334729149304">
                <text:p text:id="Sheet1.M3:Sheet1.M10">0.0452334729149304</text:p>
              </table:table-cell>
              <table:table-cell office:value-type="float" office:value="0.0316294076190971">
                <text:p text:id="Sheet1.N3:Sheet1.N10">0.0316294076190971</text:p>
              </table:table-cell>
              <table:table-cell office:value-type="float" office:value="0.000457870078085004">
                <text:p text:id="Sheet1.O3:Sheet1.O10">0.000457870078085004</text:p>
              </table:table-cell>
              <table:table-cell office:value-type="float" office:value="0.00382806191694522">
                <text:p text:id="Sheet1.P3:Sheet1.P10">0.00382806191694522</text:p>
              </table:table-cell>
              <table:table-cell office:value-type="float" office:value="9726812202.15457">
                <text:p text:id="Sheet1.B3:Sheet1.B10">9726812202.15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00758198384179322">
                <text:p>0.00758198384179322</text:p>
              </table:table-cell>
              <table:table-cell office:value-type="float" office:value="0.0026638887715998">
                <text:p>0.0026638887715998</text:p>
              </table:table-cell>
              <table:table-cell office:value-type="float" office:value="0.0462447338169232">
                <text:p>0.0462447338169232</text:p>
              </table:table-cell>
              <table:table-cell office:value-type="float" office:value="0.0338344562661941">
                <text:p>0.0338344562661941</text:p>
              </table:table-cell>
              <table:table-cell office:value-type="float" office:value="0.00050984344844681">
                <text:p>0.00050984344844681</text:p>
              </table:table-cell>
              <table:table-cell office:value-type="float" office:value="0.00448588892875788">
                <text:p>0.00448588892875788</text:p>
              </table:table-cell>
              <table:table-cell office:value-type="float" office:value="8854410438.71813">
                <text:p>8854410438.7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818095327405928">
                <text:p>0.00818095327405928</text:p>
              </table:table-cell>
              <table:table-cell office:value-type="float" office:value="0.00302007150415213">
                <text:p>0.00302007150415213</text:p>
              </table:table-cell>
              <table:table-cell office:value-type="float" office:value="0.0469446411475944">
                <text:p>0.0469446411475944</text:p>
              </table:table-cell>
              <table:table-cell office:value-type="float" office:value="0.0354577046571706">
                <text:p>0.0354577046571706</text:p>
              </table:table-cell>
              <table:table-cell office:value-type="float" office:value="0.000550655940758164">
                <text:p>0.000550655940758164</text:p>
              </table:table-cell>
              <table:table-cell office:value-type="float" office:value="0.00507178174095784">
                <text:p>0.00507178174095784</text:p>
              </table:table-cell>
              <table:table-cell office:value-type="float" office:value="8243554021.03017">
                <text:p>8243554021.03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867984376906502">
                <text:p>0.00867984376906502</text:p>
              </table:table-cell>
              <table:table-cell office:value-type="float" office:value="0.00336687230341796">
                <text:p>0.00336687230341796</text:p>
              </table:table-cell>
              <table:table-cell office:value-type="float" office:value="0.0474198916584331">
                <text:p>0.0474198916584331</text:p>
              </table:table-cell>
              <table:table-cell office:value-type="float" office:value="0.0367332722560144">
                <text:p>0.0367332722560144</text:p>
              </table:table-cell>
              <table:table-cell office:value-type="float" office:value="0.000584911417508814">
                <text:p>0.000584911417508814</text:p>
              </table:table-cell>
              <table:table-cell office:value-type="float" office:value="0.00562369931567087">
                <text:p>0.00562369931567087</text:p>
              </table:table-cell>
              <table:table-cell office:value-type="float" office:value="7769081703.14175">
                <text:p>7769081703.1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912503223385187">
                <text:p>0.00912503223385187</text:p>
              </table:table-cell>
              <table:table-cell office:value-type="float" office:value="0.00373111138325176">
                <text:p>0.00373111138325176</text:p>
              </table:table-cell>
              <table:table-cell office:value-type="float" office:value="0.047968389277172">
                <text:p>0.047968389277172</text:p>
              </table:table-cell>
              <table:table-cell office:value-type="float" office:value="0.0378820305864323">
                <text:p>0.0378820305864323</text:p>
              </table:table-cell>
              <table:table-cell office:value-type="float" office:value="0.000614809806635152">
                <text:p>0.000614809806635152</text:p>
              </table:table-cell>
              <table:table-cell office:value-type="float" office:value="0.00615936464211858">
                <text:p>0.00615936464211858</text:p>
              </table:table-cell>
              <table:table-cell office:value-type="float" office:value="7366579586.98408">
                <text:p>7366579586.98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0.0093898861229112">
                <text:p>0.0093898861229112</text:p>
              </table:table-cell>
              <table:table-cell office:value-type="float" office:value="0.00404937364321989">
                <text:p>0.00404937364321989</text:p>
              </table:table-cell>
              <table:table-cell office:value-type="float" office:value="0.0482014737738829">
                <text:p>0.0482014737738829</text:p>
              </table:table-cell>
              <table:table-cell office:value-type="float" office:value="0.0385032821453027">
                <text:p>0.0385032821453027</text:p>
              </table:table-cell>
              <table:table-cell office:value-type="float" office:value="0.000632878278157567">
                <text:p>0.000632878278157567</text:p>
              </table:table-cell>
              <table:table-cell office:value-type="float" office:value="0.00648789726902227">
                <text:p>0.00648789726902227</text:p>
              </table:table-cell>
              <table:table-cell office:value-type="float" office:value="7109906546.79697">
                <text:p>7109906546.79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977504795611076">
                <text:p>0.00977504795611076</text:p>
              </table:table-cell>
              <table:table-cell office:value-type="float" office:value="0.00443867408168001">
                <text:p>0.00443867408168001</text:p>
              </table:table-cell>
              <table:table-cell office:value-type="float" office:value="0.048463388460397">
                <text:p>0.048463388460397</text:p>
              </table:table-cell>
              <table:table-cell office:value-type="float" office:value="0.0393794917429539">
                <text:p>0.0393794917429539</text:p>
              </table:table-cell>
              <table:table-cell office:value-type="float" office:value="0.000659374350805321">
                <text:p>0.000659374350805321</text:p>
              </table:table-cell>
              <table:table-cell office:value-type="float" office:value="0.00697379736161147">
                <text:p>0.00697379736161147</text:p>
              </table:table-cell>
              <table:table-cell office:value-type="float" office:value="6797127767.30129">
                <text:p>6797127767.3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010014571721071">
                <text:p>0.010014571721071</text:p>
              </table:table-cell>
              <table:table-cell office:value-type="float" office:value="0.00478193276730159">
                <text:p>0.00478193276730159</text:p>
              </table:table-cell>
              <table:table-cell office:value-type="float" office:value="0.0487055659274783">
                <text:p>0.0487055659274783</text:p>
              </table:table-cell>
              <table:table-cell office:value-type="float" office:value="0.0399506115514527">
                <text:p>0.0399506115514527</text:p>
              </table:table-cell>
              <table:table-cell office:value-type="float" office:value="0.000675519490670514">
                <text:p>0.000675519490670514</text:p>
              </table:table-cell>
              <table:table-cell office:value-type="float" office:value="0.00733383065220376">
                <text:p>0.00733383065220376</text:p>
              </table:table-cell>
              <table:table-cell office:value-type="float" office:value="6580271156.37039">
                <text:p>6580271156.3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2" draw:dots1-length="0.105cm" draw:dots2="1" draw:dots2-length="0.42cm" draw:distance="0.105cm"/>
    <draw:stroke-dash draw:name="Excel_20_line_20_dash_20_2" draw:display-name="Excel line dash 2" draw:style="rect" draw:dots1="1" draw:dots1-length="0.105cm" draw:distance="0.105cm"/>
    <draw:stroke-dash draw:name="Excel_20_line_20_dash_20_3" draw:display-name="Excel line dash 3" draw:style="rect" draw:dots1="2" draw:dots1-length="0.105cm" draw:dots2="1" draw:dots2-length="0.42cm" draw:distance="0.105cm"/>
    <draw:stroke-dash draw:name="Excel_20_line_20_dash_20_4" draw:display-name="Excel line dash 4" draw:style="rect" draw:dots1="1" draw:dots1-length="0.105cm" draw:distance="0.105cm"/>
  </office:styles>
</office:document-styles>
</file>